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333333" fo:language="en" fo:country="US" fo:font-weight="bold" fo:background-color="#ffffff" style:font-name-asian="Times New Roman1" style:font-weight-asian="bold" style:font-name-complex="Times New Roman1"/>
    </style:style>
    <style:style style:name="P2" style:family="paragraph" style:parent-style-name="Standard">
      <style:text-properties fo:color="#333333" fo:language="en" fo:country="US" fo:background-color="#ffffff" style:font-name-asian="Times New Roman1" style:font-name-complex="Times New Roman1"/>
    </style:style>
    <style:style style:name="P3" style:family="paragraph" style:parent-style-name="Standard">
      <style:text-properties fo:color="#000000" style:font-name="Calibri" fo:language="en" fo:country="US" style:font-name-asian="Times New Roman1" style:font-name-complex="Times New Roman1"/>
    </style:style>
    <style:style style:name="P4" style:family="paragraph" style:parent-style-name="Standard">
      <loext:graphic-properties draw:fill="solid" draw:fill-color="#ffffff"/>
      <style:paragraph-properties fo:background-color="#ffffff"/>
    </style:style>
    <style:style style:name="P5" style:family="paragraph" style:parent-style-name="Standard" style:list-style-name="WWNum1">
      <loext:graphic-properties draw:fill="solid" draw:fill-color="#ffffff"/>
      <style:paragraph-properties fo:background-color="#ffffff"/>
    </style:style>
    <style:style style:name="P6" style:family="paragraph" style:parent-style-name="Standard">
      <style:text-properties fo:color="#555555" fo:language="en" fo:country="US" fo:font-weight="bold" style:font-name-asian="Times New Roman1" style:font-weight-asian="bold" style:font-name-complex="Times New Roman1" style:font-weight-complex="bold"/>
    </style:style>
    <style:style style:name="P7" style:family="paragraph" style:parent-style-name="Standard">
      <style:text-properties fo:language="en" fo:country="US" style:font-name-asian="Times New Roman1" style:font-name-complex="Times New Roman1"/>
    </style:style>
    <style:style style:name="P8" style:family="paragraph" style:parent-style-name="Standard">
      <loext:graphic-properties draw:fill="solid" draw:fill-color="#ffffff"/>
      <style:paragraph-properties fo:margin-top="0.423cm" fo:margin-bottom="0.423cm" loext:contextual-spacing="false" fo:background-color="#ffffff"/>
    </style:style>
    <style:style style:name="P9"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style>
    <style:style style:name="P10" style:family="paragraph" style:parent-style-name="Standard" style:master-page-name="Standard">
      <style:paragraph-properties style:page-number="auto"/>
    </style:style>
    <style:style style:name="T1" style:family="text">
      <style:text-properties fo:color="#333333" fo:font-size="14pt" fo:language="en" fo:country="US" fo:font-weight="bold" fo:background-color="#ffffff" loext:char-shading-value="0" style:font-name-asian="Times New Roman1" style:font-size-asian="14pt" style:font-weight-asian="bold" style:font-name-complex="Times New Roman1" style:font-size-complex="14pt"/>
    </style:style>
    <style:style style:name="T2" style:family="text">
      <style:text-properties fo:color="#333333" fo:language="en" fo:country="US" fo:font-weight="bold" fo:background-color="#ffffff" loext:char-shading-value="0" style:font-name-asian="Times New Roman1" style:font-weight-asian="bold" style:font-name-complex="Times New Roman1"/>
    </style:style>
    <style:style style:name="T3" style:family="text">
      <style:text-properties fo:color="#333333" fo:language="en" fo:country="US" fo:font-weight="bold" style:font-name-asian="Times New Roman1" style:font-weight-asian="bold" style:font-name-complex="Times New Roman1" style:font-weight-complex="bold"/>
    </style:style>
    <style:style style:name="T4" style:family="text">
      <style:text-properties fo:color="#333333" fo:language="en" fo:country="US" fo:background-color="#ffffff" loext:char-shading-value="0" style:font-name-asian="Times New Roman1" style:font-name-complex="Times New Roman1"/>
    </style:style>
    <style:style style:name="T5" style:family="text">
      <style:text-properties fo:color="#333333" fo:language="en" fo:country="US" style:font-name-complex="Times New Roman1"/>
    </style:style>
    <style:style style:name="T6" style:family="text">
      <style:text-properties fo:color="#333333" fo:language="en" fo:country="US" style:text-underline-style="solid" style:text-underline-width="auto" style:text-underline-color="font-color" fo:font-weight="bold" style:font-weight-asian="bold" style:font-name-complex="Times New Roman1"/>
    </style:style>
    <style:style style:name="T7" style:family="text">
      <style:text-properties fo:color="#333333" fo:language="en" fo:country="US" style:font-name-asian="Times New Roman1" style:font-name-complex="Times New Roman1"/>
    </style:style>
    <style:style style:name="T8" style:family="text">
      <style:text-properties fo:color="#333333" fo:font-size="10pt" fo:language="en" fo:country="US" fo:background-color="#ffffff" loext:char-shading-value="0" style:font-name-asian="Times New Roman1" style:font-size-asian="10pt" style:font-name-complex="Times New Roman1" style:font-size-complex="10pt"/>
    </style:style>
    <style:style style:name="T9" style:family="text">
      <style:text-properties fo:color="#000000" style:font-name="Calibri" fo:language="en" fo:country="US" style:font-name-asian="Times New Roman1" style:font-name-complex="Times New Roman1"/>
    </style:style>
    <style:style style:name="T10" style:family="text">
      <style:text-properties fo:color="#000000" style:font-name="Calibri" fo:language="en" fo:country="US" fo:font-weight="bold" style:font-name-asian="Times New Roman1" style:font-weight-asian="bold" style:font-name-complex="Times New Roman1"/>
    </style:style>
    <style:style style:name="T11" style:family="text">
      <style:text-properties fo:language="en" fo:country="US" style:font-name-asian="Times New Roman1" style:font-name-complex="Times New Roman1"/>
    </style:style>
    <style:style style:name="T12" style:family="text">
      <style:text-properties fo:language="en" fo:country="US" style:font-name-complex="Times New Roman1"/>
    </style:style>
    <style:style style:name="T13" style:family="text">
      <style:text-properties fo:language="en" fo:country="US" fo:font-weight="bold" style:font-name-asian="Times New Roman1" style:font-weight-asian="bold" style:font-name-complex="Times New Roman1"/>
    </style:style>
    <style:style style:name="T1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ome guidelines for writing your capstone report. </text:span></text:p>
      <text:p text:style-name="P1"/>
      <text:p text:style-name="Standard"><text:span text:style-name="T2">Filename: </text:span><text:span text:style-name="T9">Before submitting ensure you have exported your document to PDF format. Ensure the name of the PDF file follows convention </text:span></text:p>
      <text:p text:style-name="P3"/>
      <text:p text:style-name="Standard"><text:span text:style-name="T10">GivenName_FamilyName</text:span><text:span text:style-name="T9">_MA5800_CAPSTONE.pdf to help us sort the files for marking.</text:span></text:p>
      <text:p text:style-name="P1"/>
      <text:p text:style-name="P1"/>
      <text:p text:style-name="Standard"><text:span text:style-name="T2">Title</text:span></text:p>
      <text:p text:style-name="Standard"><text:span text:style-name="T4">In today’s busy world, it is very important to make the most of your title. Make the title ‘eye-catching’, informative and an accurate representation of the contents of the report.</text:span></text:p>
      <text:p text:style-name="P2"/>
      <text:p text:style-name="Standard"><text:span text:style-name="T4">Note: a table of contents is not needed for a 5-page report, nor is a separate title page. It just wastes valuable space. </text:span></text:p>
      <text:p text:style-name="P2"/>
      <text:p text:style-name="Standard"><text:span text:style-name="T2">Abstract</text:span></text:p>
      <text:p text:style-name="P4"><text:span text:style-name="T5">The abstract provides a short sharp overview of the contents in the report and will be around 200 – 300 words. The abstract should cover the </text:span><text:span text:style-name="T6">five</text:span><text:span text:style-name="T5"> following:</text:span></text:p>
      <text:list xml:id="list681865517296379716" text:style-name="WWNum1">
        <text:list-item>
          <text:p text:style-name="P5"><text:span text:style-name="T3">Introductory statement:</text:span><text:span text:style-name="T7"> background to the study, important issue(s) the report addresses. (approximately 1 to 2 sentences)</text:span></text:p>
        </text:list-item>
        <text:list-item>
          <text:p text:style-name="P5"><text:span text:style-name="T3">Purpose of the report:</text:span><text:span text:style-name="T7"> state the objectives (1-2 sentences)</text:span></text:p>
        </text:list-item>
        <text:list-item>
          <text:p text:style-name="P5"><text:span text:style-name="T3">Methodological approach:</text:span><text:span text:style-name="T7"> overview the data and analysis methods (2-3 sentences)</text:span></text:p>
        </text:list-item>
        <text:list-item>
          <text:p text:style-name="P5"><text:span text:style-name="T3">Findings:</text:span><text:span text:style-name="T7"> list one or two of the main findings from your investigation (1-2 sentences)</text:span></text:p>
        </text:list-item>
        <text:list-item>
          <text:p text:style-name="P5"><text:span text:style-name="T3">Conclusions and Implications:</text:span><text:span text:style-name="T7"> what conclusions can be drawn from your investigation? How can the findings in your report to deliver a benefit to people, things, systems or processes? (1-2 sentences)</text:span></text:p>
        </text:list-item>
      </text:list>
      <text:p text:style-name="P2"/>
      <text:p text:style-name="Standard"><text:span text:style-name="T2">Introduction</text:span></text:p>
      <text:p text:style-name="Standard"><text:span text:style-name="T4">The introduction sets the scene for the investigative efforts. It provides </text:span><text:span text:style-name="T2">motivation</text:span><text:span text:style-name="T4"> for the work and relevant background information and references that will enable the reader to put in context the key objectives and findings in your report. Address the important issues that have motivated your investigation. </text:span><text:span text:style-name="T2">At the end of the introduction</text:span><text:span text:style-name="T4"> clearly state the </text:span><text:span text:style-name="T2">objectives</text:span><text:span text:style-name="T4"> of the report. Do not put any results from your investigation in the introduction. Do not discuss the data and methods in this section. Do not discuss your conclusions or key findings in the introduction. </text:span></text:p>
      <text:p text:style-name="P2"/>
      <text:p text:style-name="Standard"><text:span text:style-name="T4">Probably somewhere from ½ to 1 page should be enough. </text:span></text:p>
      <text:p text:style-name="Standard"/>
      <text:p text:style-name="Standard"><text:span text:style-name="T14">Data</text:span></text:p>
      <text:p text:style-name="P8"><text:soft-page-break/><text:span text:style-name="T5">This section should provide details about how the data were collected and what the data represent. This section will describe:</text:span></text:p>
      <text:list xml:id="list2922275251844003047" text:style-name="WWNum3">
        <text:list-item>
          <text:p text:style-name="P9">What the source of the data is.</text:p>
        </text:list-item>
        <text:list-item>
          <text:p text:style-name="P9">How the data was originally collected (e.g. from an experiment or observational study).</text:p>
        </text:list-item>
        <text:list-item>
          <text:p text:style-name="P9">The sample size.</text:p>
        </text:list-item>
        <text:list-item>
          <text:p text:style-name="P9">The number and types of variables.</text:p>
        </text:list-item>
        <text:list-item>
          <text:p text:style-name="P9">Any known interventions or pre-processing that precede the ones described in your report.</text:p>
        </text:list-item>
      </text:list>
      <text:p text:style-name="P8">Any other information that is relevant to the understanding and assessment of your work/report. About ½ to 1 page should be sufficient. </text:p>
      <text:p text:style-name="Standard"/>
      <text:p text:style-name="Standard"><text:span text:style-name="T14">Methods</text:span></text:p>
      <text:p text:style-name="Standard"><text:span text:style-name="T4">This section should summarise the <text:s/>methods that were used to analyse the data and the software used to generate the results. To cite R-Studio type RStudio.Version() from the command line (this only needs to be done once). The methods should be appropriate to ensure the objectives of the paper are met. It is often helpful if the author lists the key R functions and associated arguments that generated the results. E.g. “The lm() function with default settings for the arguments was used to produce a simple linear regression model between y and x in R-Studio”. But don’t include entire lines of code here.</text:span></text:p>
      <text:p text:style-name="P2"/>
      <text:p text:style-name="Standard"><text:span text:style-name="T4">See the marking rubric* for a list of 10 methods, corresponding to topics taught in this subject, from which you might include. </text:span></text:p>
      <text:p text:style-name="P2"/>
      <text:p text:style-name="Standard"><text:span text:style-name="T4">It is important to provide sufficient details so that your methodology could be repeated by an independent person (and described in sufficient detail that someone who doesn’t know R could reproduce your results using another programming language, such as python, that they might be more familiar with). </text:span></text:p>
      <text:p text:style-name="Standard"/>
      <text:p text:style-name="Standard"><text:span text:style-name="T2">Results and discussion</text:span></text:p>
      <text:p text:style-name="Standard"><text:span text:style-name="T4">This section presents and discusses the results. The discussion centres on the </text:span><text:span text:style-name="T2">outputs</text:span><text:span text:style-name="T4"> from the data science techniques, including supporting graphs, or tables you have provided and will draw any parallels with similar or opposing investigative works. Has anyone else found a similar result? Do your results produce different findings to that of others? </text:span></text:p>
      <text:p text:style-name="P2"/>
      <text:p text:style-name="Standard"><text:span text:style-name="T4">It can be useful to present a nice graph and/or a table of summary statistics that summarises your data in the results section. This helps to provide a clearer picture to the reader about the data that were presented, and with a good grasp about the data that were collected, the reader will more easily be able to understand the results and discussion. </text:span><text:soft-page-break/><text:span text:style-name="T4">All graphs and tables should have an informative caption and should be referred to by figure number in the text. </text:span></text:p>
      <text:p text:style-name="P2"/>
      <text:p text:style-name="Standard"><text:span text:style-name="T4">It is expected that the Methods and the Results and Discussion sections together will take up about 3 pages or more </text:span><text:bookmark text:name="_GoBack"/><text:span text:style-name="T4">(including diagrams). </text:span></text:p>
      <text:p text:style-name="P2"/>
      <text:p text:style-name="Standard"><text:span text:style-name="T2">Conclusions</text:span></text:p>
      <text:p text:style-name="Standard"><text:span text:style-name="T4">Final remarks about the key findings of the investigations and what makes these findings "special". Make sure that you mention any limitations of your work here. Limit the conclusion to one to two paragraphs. </text:span></text:p>
      <text:p text:style-name="P2"/>
      <text:p text:style-name="Standard"><text:span text:style-name="T8">*The marking rubric is given in the assignment question document. </text:span></text:p>
      <text:p text:style-name="Standard"><text:span text:style-name="T2">References</text:span></text:p>
      <text:p text:style-name="P8"><text:span text:style-name="T5">List the sources your investigation has drawn from. Note that all references should be referred to in the text. We do not specify a specific reference format, but be consistent. Common ones are: <text:s text:c="2"/>Author (year) or use of a number in brackets, (e.g. [2]) to refer to a reference in the text.</text:span></text:p>
      <text:p text:style-name="P8"><text:span text:style-name="T5">For more details on referencing see the JCU guide.</text:span></text:p>
      <text:p text:style-name="P8"><text:a xlink:type="simple" xlink:href="http://libguides.jcu.edu.au/mathematics" text:style-name="Internet_20_link" text:visited-style-name="Visited_20_Internet_20_Link"><text:span text:style-name="T12">http://libguides.jcu.edu.au/mathematics</text:span></text:a></text:p>
      <text:p text:style-name="P6"/>
      <text:p text:style-name="P7"/>
      <text:p text:style-name="Standard"><text:span text:style-name="T13">Appendices</text:span></text:p>
      <text:p text:style-name="P7"/>
      <text:p text:style-name="Standard"><text:span text:style-name="T4">Other material, such as code can go here. Generally, the appendices will not be looked in detail, at by the markers, but you can use it to provide proof that you did the coding yourself for this <text:s/>report, or you can provide the R script file as a separate upload</text:span></text:p>
      <text:p text:style-name="P2"/>
      <text:p text:style-name="Standard"><text:span text:style-name="T2">Further advice: </text:span><text:span text:style-name="T4">Look at the Marking Rubric in the assignment description. Make sure you provide clear evidence for the point mentioned there (the markers need to see these clearly).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AU"/>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default-outline-level="4" style:list-style-name="" style:class="text">
      <style:paragraph-properties fo:margin-top="0.494cm" fo:margin-bottom="0.494cm" loext:contextual-spacing="false"/>
      <style:text-properties style:font-name="Times New Roman" fo:font-family="'Times New Roman'" style:font-family-generic="roman" style:font-pitch="variable" fo:language="en" fo:country="U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family="'Times New Roman'" style:font-family-generic="roman" style:font-pitch="variable"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enn Fulford</meta:initial-creator>
    <dc:creator>Glenn Fulford</dc:creator>
    <meta:editing-cycles>12</meta:editing-cycles>
    <meta:creation-date>2018-02-21T23:19:00</meta:creation-date>
    <dc:date>2018-02-24T23:02:00</dc:date>
    <meta:editing-duration>PT31M</meta:editing-duration>
    <meta:generator>LibreOffice/5.1.6.2$Linux_X86_64 LibreOffice_project/10m0$Build-2</meta:generator>
    <meta:document-statistic meta:table-count="0" meta:image-count="0" meta:object-count="0" meta:page-count="3" meta:paragraph-count="42" meta:word-count="920" meta:character-count="5617" meta:non-whitespace-character-count="47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